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3.5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3cm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.7cm"/>
    </style:style>
    <style:style style:name="gr11" style:family="graphic" style:parent-style-name="standard">
      <style:graphic-properties draw:marker-start="Arrow" draw:marker-start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9cm" svg:height="9.5cm" svg:x="2.5cm" svg:y="11.5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15.199cm" svg:height="5.899cm" svg:x="3.9cm" svg:y="1cm" svg:viewBox="0 0 15200 5900" draw:points="0,5900 0,0 15200,0 15200,5900">
          <text:p/>
        </draw:polygon>
        <draw:polygon draw:style-name="gr1" draw:text-style-name="P1" draw:layer="layout" svg:width="15.199cm" svg:height="5.899cm" svg:x="4.2cm" svg:y="1.4cm" svg:viewBox="0 0 15200 5900" draw:points="0,5900 0,0 15200,0 15200,5900">
          <text:p/>
        </draw:polygon>
        <draw:custom-shape draw:style-name="gr1" draw:text-style-name="P1" draw:layer="layout" svg:width="9.5cm" svg:height="4.1cm" svg:x="10cm" svg:y="11.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2cm" svg:height="0.962cm" svg:x="13.365cm" svg:y="11.838cm">
          <draw:text-box>
            <text:p>Commandline Client</text:p>
          </draw:text-box>
        </draw:frame>
        <draw:custom-shape draw:style-name="gr3" draw:text-style-name="P1" draw:id="id2" draw:layer="layout" svg:width="4.5cm" svg:height="1cm" svg:x="13.5cm" svg:y="13.3cm">
          <text:p text:style-name="P1">User cm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id="id1" draw:layer="layout" svg:width="1.613cm" svg:height="1.599cm" svg:x="18.786cm" svg:y="13cm" svg:viewBox="0 0 1614 1600" svg:d="m807 0c458 0 807 346 807 800s-349 800-807 800-807-346-807-800 349-800 807-800z">
          <text:p/>
        </draw:path>
        <draw:frame draw:style-name="gr4" draw:layer="layout" svg:width="1.848cm" svg:height="0.962cm" svg:x="18.742cm" svg:y="13.238cm">
          <draw:text-box>
            <text:p>stdin</text:p>
          </draw:text-box>
        </draw:frame>
        <draw:connector draw:style-name="gr5" draw:text-style-name="P1" draw:layer="layout" draw:type="line" svg:x1="18.786cm" svg:y1="13.8cm" svg:x2="18cm" svg:y2="13.8cm" draw:start-shape="id1" draw:start-glue-point="3" draw:end-shape="id2" draw:end-glue-point="10" svg:d="m18786 13800h-786">
          <text:p/>
        </draw:connector>
        <draw:custom-shape draw:style-name="gr3" draw:text-style-name="P1" draw:id="id3" draw:layer="layout" svg:width="2cm" svg:height="0.8cm" svg:x="10.7cm" svg:y="13.4cm">
          <text:p text:style-name="P1">in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5" draw:text-style-name="P1" draw:layer="layout" draw:type="line" svg:x1="13.5cm" svg:y1="13.8cm" svg:x2="12.7cm" svg:y2="13.8cm" draw:start-shape="id2" draw:start-glue-point="6" draw:end-shape="id3" draw:end-glue-point="8" svg:d="m13500 13800h-800">
          <text:p/>
        </draw:connector>
        <draw:custom-shape draw:style-name="gr3" draw:text-style-name="P1" draw:id="id4" draw:layer="layout" svg:width="4.5cm" svg:height="2cm" svg:x="4.6cm" svg:y="12.8cm">
          <text:p text:style-name="P1">Client 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0.7cm" svg:y1="13.8cm" svg:x2="9.1cm" svg:y2="13.8cm" draw:start-shape="id3" draw:start-glue-point="5" draw:end-shape="id4" draw:end-glue-point="10" svg:d="m10700 13800h-1600">
          <text:p/>
        </draw:connector>
        <draw:frame draw:style-name="gr6" draw:layer="layout" svg:width="4.5cm" svg:height="2.5cm" svg:x="8.285cm" svg:y="8.029cm">
          <draw:text-box>
            <text:p>Registered Callbacks</text:p>
          </draw:text-box>
        </draw:frame>
        <draw:custom-shape draw:style-name="gr1" draw:text-style-name="P1" draw:layer="layout" svg:width="15cm" svg:height="4.1cm" svg:x="4.5cm" svg:y="16.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242cm" svg:height="0.962cm" svg:x="13.066cm" svg:y="16.538cm">
          <draw:text-box>
            <text:p>User interface Client</text:p>
          </draw:text-box>
        </draw:frame>
        <draw:custom-shape draw:style-name="gr3" draw:text-style-name="P1" draw:id="id5" draw:layer="layout" svg:width="4.5cm" svg:height="2cm" svg:x="4.6cm" svg:y="17.5cm">
          <text:p text:style-name="P1">UI 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6.85cm" svg:y1="14.8cm" svg:x2="6.85cm" svg:y2="17.5cm" draw:start-shape="id4" draw:start-glue-point="8" draw:end-shape="id5" svg:d="m6850 14800v2700">
          <text:p/>
        </draw:connector>
        <draw:polygon draw:style-name="gr1" draw:text-style-name="P1" draw:layer="layout" svg:width="15.199cm" svg:height="5.899cm" svg:x="4.5cm" svg:y="1.7cm" svg:viewBox="0 0 15200 5900" draw:points="0,5900 0,0 15200,0 15200,5900">
          <text:p/>
        </draw:polygon>
        <draw:frame draw:style-name="gr8" draw:layer="layout" svg:width="5cm" svg:height="0.962cm" svg:x="15cm" svg:y="1.727cm">
          <draw:text-box>
            <text:p>Connection*</text:p>
          </draw:text-box>
        </draw:frame>
        <draw:custom-shape draw:style-name="gr3" draw:text-style-name="P1" draw:id="id8" draw:layer="layout" svg:width="4.5cm" svg:height="1cm" svg:x="13.5cm" svg:y="3.1cm">
          <text:p text:style-name="P1">reader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6" draw:layer="layout" svg:width="4.5cm" svg:height="1cm" svg:x="13.5cm" svg:y="4.6cm">
          <text:p text:style-name="P1">wri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8cm" svg:y1="5.1cm" svg:x2="18.786cm" svg:y2="4.5cm" draw:start-shape="id6" draw:start-glue-point="10" draw:end-shape="id7" svg:d="m18000 5100 786-600">
          <text:p/>
        </draw:connector>
        <draw:connector draw:style-name="gr5" draw:text-style-name="P1" draw:layer="layout" draw:type="line" svg:x1="18.786cm" svg:y1="4.5cm" svg:x2="18cm" svg:y2="3.6cm" draw:start-shape="id7" draw:start-glue-point="3" draw:end-shape="id8" draw:end-glue-point="10" svg:d="m18786 4500-786-900">
          <text:p/>
        </draw:connector>
        <draw:custom-shape draw:style-name="gr3" draw:text-style-name="P1" draw:id="id9" draw:layer="layout" svg:width="2cm" svg:height="0.8cm" svg:x="10.4cm" svg:y="4.7cm">
          <text:p text:style-name="P1">out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5" draw:text-style-name="P1" draw:layer="layout" draw:type="line" svg:x1="12.4cm" svg:y1="5.1cm" svg:x2="13.5cm" svg:y2="5.1cm" draw:start-shape="id9" draw:start-glue-point="8" draw:end-shape="id6" draw:end-glue-point="6" svg:d="m12400 5100h1100">
          <text:p/>
        </draw:connector>
        <draw:connector draw:style-name="gr5" draw:text-style-name="P1" draw:layer="layout" draw:type="line" svg:x1="13.5cm" svg:y1="3.6cm" svg:x2="12.4cm" svg:y2="3.6cm" draw:start-shape="id8" draw:start-glue-point="6" draw:end-shape="id10" draw:end-glue-point="8" svg:d="m13500 3600h-1100">
          <text:p/>
        </draw:connector>
        <draw:custom-shape draw:style-name="gr3" draw:text-style-name="P1" draw:id="id11" draw:layer="layout" svg:width="4.5cm" svg:height="2cm" svg:x="4.6cm" svg:y="3.3cm">
          <text:p text:style-name="P1">Conn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0.4cm" svg:y1="3.6cm" svg:x2="9.1cm" svg:y2="4.3cm" draw:start-shape="id10" draw:start-glue-point="5" draw:end-shape="id11" draw:end-glue-point="10" svg:d="m10400 3600-1300 700">
          <text:p/>
        </draw:connector>
        <draw:connector draw:style-name="gr5" draw:text-style-name="P1" draw:layer="layout" draw:type="line" svg:x1="9.1cm" svg:y1="4.3cm" svg:x2="10.4cm" svg:y2="5.1cm" draw:start-shape="id11" draw:end-shape="id9" draw:end-glue-point="5" svg:d="m9100 4300 1300 800">
          <text:p/>
        </draw:connector>
        <draw:custom-shape draw:style-name="gr3" draw:text-style-name="P1" draw:id="id10" draw:layer="layout" svg:width="2cm" svg:height="0.8cm" svg:x="10.4cm" svg:y="3.2cm">
          <text:p text:style-name="P1">in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9" draw:text-style-name="P1" draw:layer="layout" svg:width="1cm" svg:height="10.499cm" draw:transform="rotate (1.56852739876701) translate (9cm 6.58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4.376cm" svg:height="0.962cm" svg:x="12cm" svg:y="6.6cm">
          <draw:text-box>
            <text:p>Xmpp spoken</text:p>
          </draw:text-box>
        </draw:frame>
        <draw:path draw:style-name="gr1" draw:text-style-name="P1" draw:id="id7" draw:layer="layout" svg:width="1.613cm" svg:height="1.599cm" svg:x="18.786cm" svg:y="3.7cm" svg:viewBox="0 0 1614 1600" svg:d="m807 0c458 0 807 346 807 800s-349 800-807 800-807-346-807-800 349-800 807-800z">
          <text:p/>
        </draw:path>
        <draw:frame draw:style-name="gr10" draw:layer="layout" svg:width="1.748cm" svg:height="0.962cm" svg:x="18.852cm" svg:y="3.938cm">
          <draw:text-box>
            <text:p>tcp</text:p>
          </draw:text-box>
        </draw:frame>
        <draw:connector draw:style-name="gr7" draw:text-style-name="P1" draw:layer="layout" draw:type="line" svg:x1="6.85cm" svg:y1="5.3cm" svg:x2="6.85cm" svg:y2="12.8cm" draw:start-shape="id11" draw:start-glue-point="8" draw:end-shape="id4" draw:end-glue-point="4" svg:d="m6850 5300v7500">
          <text:p/>
        </draw:connector>
        <draw:frame draw:style-name="gr6" draw:layer="layout" svg:width="4.5cm" svg:height="2.5cm" svg:x="2.5cm" svg:y="8cm">
          <draw:text-box>
            <text:p>Exposed</text:p>
            <text:p>API</text:p>
            <text:p>Calls</text:p>
          </draw:text-box>
        </draw:frame>
        <draw:line draw:style-name="gr11" draw:text-style-name="P1" draw:layer="layout" svg:x1="6cm" svg:y1="8cm" svg:x2="6cm" svg:y2="10.5cm">
          <text:p/>
        </draw:line>
        <draw:line draw:style-name="gr11" draw:text-style-name="P1" draw:layer="layout" svg:x1="7.7cm" svg:y1="10.6cm" svg:x2="7.7cm" svg:y2="8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ad </meta:initial-creator>
    <meta:creation-date>2010-11-17T20:09:11</meta:creation-date>
    <dc:date>2010-12-07T21:59:17</dc:date>
    <dc:creator>chad </dc:creator>
    <meta:editing-duration>PT00H44M59S</meta:editing-duration>
    <meta:editing-cycles>12</meta:editing-cycles>
    <meta:generator>OpenOffice.org/3.2$Linux OpenOffice.org_project/320m19$Build-9505</meta:generator>
    <meta:document-statistic meta:object-count="39"/>
  </office:meta>
</office:document-meta>
</file>